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>
      <style:table-properties style:width="6.833cm" fo:margin-top="0cm" fo:margin-bottom="0.199cm" table:align="left"/>
    </style:style>
    <style:style style:name="Таблица2.A" style:family="table-column">
      <style:table-column-properties style:column-width="0.654cm"/>
    </style:style>
    <style:style style:name="Таблица2.B" style:family="table-column">
      <style:table-column-properties style:column-width="0.676cm"/>
    </style:style>
    <style:style style:name="Таблица2.C" style:family="table-column">
      <style:table-column-properties style:column-width="2.736cm"/>
    </style:style>
    <style:style style:name="Таблица2.D" style:family="table-column">
      <style:table-column-properties style:column-width="2.768cm"/>
    </style:style>
    <style:style style:name="Таблица2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D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D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D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D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="none"/>
    </style:style>
    <style:style style:name="Таблица2.B6" style:family="table-cell">
      <style:table-cell-properties style:vertical-align="middle" fo:padding="0.097cm" fo:border="none"/>
    </style:style>
    <style:style style:name="Таблица2.C6" style:family="table-cell">
      <style:table-cell-properties style:vertical-align="middle" fo:padding="0.097cm" fo:border="none"/>
    </style:style>
    <style:style style:name="Таблица2.D6" style:family="table-cell">
      <style:table-cell-properties style:vertical-align="middle" fo:padding="0.097cm" fo:border="none"/>
    </style:style>
    <style:style style:name="Таблица2.A7" style:family="table-cell">
      <style:table-cell-properties style:vertical-align="middle" fo:padding="0.097cm" fo:border="none"/>
    </style:style>
    <style:style style:name="Таблица2.B7" style:family="table-cell">
      <style:table-cell-properties style:vertical-align="middle" fo:padding="0.097cm" fo:border="none"/>
    </style:style>
    <style:style style:name="Таблица2.C7" style:family="table-cell">
      <style:table-cell-properties style:vertical-align="middle" fo:padding="0.097cm" fo:border="none"/>
    </style:style>
    <style:style style:name="Таблица2.D7" style:family="table-cell">
      <style:table-cell-properties style:vertical-align="middle" fo:padding="0.097cm" fo:border="none"/>
    </style:style>
    <style:style style:name="Таблица2.A8" style:family="table-cell">
      <style:table-cell-properties style:vertical-align="middle" fo:padding="0.097cm" fo:border="none"/>
    </style:style>
    <style:style style:name="Таблица2.B8" style:family="table-cell">
      <style:table-cell-properties style:vertical-align="middle" fo:padding="0.097cm" fo:border="none"/>
    </style:style>
    <style:style style:name="Таблица2.C8" style:family="table-cell">
      <style:table-cell-properties style:vertical-align="middle" fo:padding="0.097cm" fo:border="none"/>
    </style:style>
    <style:style style:name="Таблица2.D8" style:family="table-cell">
      <style:table-cell-properties style:vertical-align="middle" fo:padding="0.097cm" fo:border="none"/>
    </style:style>
    <style:style style:name="Таблица2.A9" style:family="table-cell">
      <style:table-cell-properties style:vertical-align="middle" fo:padding="0.097cm" fo:border="none"/>
    </style:style>
    <style:style style:name="Таблица2.B9" style:family="table-cell">
      <style:table-cell-properties style:vertical-align="middle" fo:padding="0.097cm" fo:border="none"/>
    </style:style>
    <style:style style:name="Таблица2.C9" style:family="table-cell">
      <style:table-cell-properties style:vertical-align="middle" fo:padding="0.097cm" fo:border="none"/>
    </style:style>
    <style:style style:name="Таблица2.D9" style:family="table-cell">
      <style:table-cell-properties style:vertical-align="middle" fo:padding="0.097cm" fo:border="none"/>
    </style:style>
    <style:style style:name="Таблица2.A10" style:family="table-cell">
      <style:table-cell-properties style:vertical-align="middle" fo:padding="0.097cm" fo:border="none"/>
    </style:style>
    <style:style style:name="Таблица2.B10" style:family="table-cell">
      <style:table-cell-properties style:vertical-align="middle" fo:padding="0.097cm" fo:border="none"/>
    </style:style>
    <style:style style:name="Таблица2.C10" style:family="table-cell">
      <style:table-cell-properties style:vertical-align="middle" fo:padding="0.097cm" fo:border="none"/>
    </style:style>
    <style:style style:name="Таблица2.D10" style:family="table-cell">
      <style:table-cell-properties style:vertical-align="middle" fo:padding="0.097cm" fo:border="none"/>
    </style:style>
    <style:style style:name="Таблица2.A11" style:family="table-cell">
      <style:table-cell-properties style:vertical-align="middle" fo:padding="0.097cm" fo:border="none"/>
    </style:style>
    <style:style style:name="Таблица2.B11" style:family="table-cell">
      <style:table-cell-properties style:vertical-align="middle" fo:padding="0.097cm" fo:border="none"/>
    </style:style>
    <style:style style:name="Таблица2.C11" style:family="table-cell">
      <style:table-cell-properties style:vertical-align="middle" fo:padding="0.097cm" fo:border="none"/>
    </style:style>
    <style:style style:name="Таблица2.D11" style:family="table-cell">
      <style:table-cell-properties style:vertical-align="middle" fo:padding="0.097cm" fo:border="none"/>
    </style:style>
    <style:style style:name="Таблица2.A12" style:family="table-cell">
      <style:table-cell-properties style:vertical-align="middle" fo:padding="0.097cm" fo:border="none"/>
    </style:style>
    <style:style style:name="Таблица2.B12" style:family="table-cell">
      <style:table-cell-properties style:vertical-align="middle" fo:padding="0.097cm" fo:border="none"/>
    </style:style>
    <style:style style:name="Таблица2.C12" style:family="table-cell">
      <style:table-cell-properties style:vertical-align="middle" fo:padding="0.097cm" fo:border="none"/>
    </style:style>
    <style:style style:name="Таблица2.D12" style:family="table-cell">
      <style:table-cell-properties style:vertical-align="middle" fo:padding="0.097cm" fo:border="none"/>
    </style:style>
    <style:style style:name="Таблица2.A13" style:family="table-cell">
      <style:table-cell-properties style:vertical-align="middle" fo:padding="0.097cm" fo:border="none"/>
    </style:style>
    <style:style style:name="Таблица2.B13" style:family="table-cell">
      <style:table-cell-properties style:vertical-align="middle" fo:padding="0.097cm" fo:border="none"/>
    </style:style>
    <style:style style:name="Таблица2.C13" style:family="table-cell">
      <style:table-cell-properties style:vertical-align="middle" fo:padding="0.097cm" fo:border="none"/>
    </style:style>
    <style:style style:name="Таблица2.D13" style:family="table-cell">
      <style:table-cell-properties style:vertical-align="middle" fo:padding="0.097cm" fo:border="none"/>
    </style:style>
    <style:style style:name="Таблица2.A14" style:family="table-cell">
      <style:table-cell-properties style:vertical-align="middle" fo:padding="0.097cm" fo:border="none"/>
    </style:style>
    <style:style style:name="Таблица2.B14" style:family="table-cell">
      <style:table-cell-properties style:vertical-align="middle" fo:padding="0.097cm" fo:border="none"/>
    </style:style>
    <style:style style:name="Таблица2.C14" style:family="table-cell">
      <style:table-cell-properties style:vertical-align="middle" fo:padding="0.097cm" fo:border="none"/>
    </style:style>
    <style:style style:name="Таблица2.D14" style:family="table-cell">
      <style:table-cell-properties style:vertical-align="middle" fo:padding="0.097cm" fo:border="none"/>
    </style:style>
    <style:style style:name="Таблица2.A15" style:family="table-cell">
      <style:table-cell-properties style:vertical-align="middle" fo:padding="0.097cm" fo:border="none"/>
    </style:style>
    <style:style style:name="Таблица2.B15" style:family="table-cell">
      <style:table-cell-properties style:vertical-align="middle" fo:padding="0.097cm" fo:border="none"/>
    </style:style>
    <style:style style:name="Таблица2.C15" style:family="table-cell">
      <style:table-cell-properties style:vertical-align="middle" fo:padding="0.097cm" fo:border="none"/>
    </style:style>
    <style:style style:name="Таблица2.D15" style:family="table-cell">
      <style:table-cell-properties style:vertical-align="middle" fo:padding="0.097cm" fo:border="none"/>
    </style:style>
    <style:style style:name="Таблица2.A16" style:family="table-cell">
      <style:table-cell-properties style:vertical-align="middle" fo:padding="0.097cm" fo:border="none"/>
    </style:style>
    <style:style style:name="Таблица2.B16" style:family="table-cell">
      <style:table-cell-properties style:vertical-align="middle" fo:padding="0.097cm" fo:border="none"/>
    </style:style>
    <style:style style:name="Таблица2.C16" style:family="table-cell">
      <style:table-cell-properties style:vertical-align="middle" fo:padding="0.097cm" fo:border="none"/>
    </style:style>
    <style:style style:name="Таблица2.D16" style:family="table-cell">
      <style:table-cell-properties style:vertical-align="middle" fo:padding="0.097cm" fo:border="none"/>
    </style:style>
    <style:style style:name="Таблица2.A17" style:family="table-cell">
      <style:table-cell-properties style:vertical-align="middle" fo:padding="0.097cm" fo:border="none"/>
    </style:style>
    <style:style style:name="Таблица2.B17" style:family="table-cell">
      <style:table-cell-properties style:vertical-align="middle" fo:padding="0.097cm" fo:border="none"/>
    </style:style>
    <style:style style:name="Таблица2.C17" style:family="table-cell">
      <style:table-cell-properties style:vertical-align="middle" fo:padding="0.097cm" fo:border="none"/>
    </style:style>
    <style:style style:name="Таблица2.D17" style:family="table-cell">
      <style:table-cell-properties style:vertical-align="middle" fo:padding="0.097cm" fo:border="none"/>
    </style:style>
    <style:style style:name="Таблица2.A18" style:family="table-cell">
      <style:table-cell-properties style:vertical-align="middle" fo:padding="0.097cm" fo:border="none"/>
    </style:style>
    <style:style style:name="Таблица2.B18" style:family="table-cell">
      <style:table-cell-properties style:vertical-align="middle" fo:padding="0.097cm" fo:border="none"/>
    </style:style>
    <style:style style:name="Таблица2.C18" style:family="table-cell">
      <style:table-cell-properties style:vertical-align="middle" fo:padding="0.097cm" fo:border="none"/>
    </style:style>
    <style:style style:name="Таблица2.D18" style:family="table-cell">
      <style:table-cell-properties style:vertical-align="middle" fo:padding="0.097cm" fo:border="none"/>
    </style:style>
    <style:style style:name="Таблица2.A19" style:family="table-cell">
      <style:table-cell-properties style:vertical-align="middle" fo:padding="0.097cm" fo:border="none"/>
    </style:style>
    <style:style style:name="Таблица2.B19" style:family="table-cell">
      <style:table-cell-properties style:vertical-align="middle" fo:padding="0.097cm" fo:border="none"/>
    </style:style>
    <style:style style:name="Таблица2.C19" style:family="table-cell">
      <style:table-cell-properties style:vertical-align="middle" fo:padding="0.097cm" fo:border="none"/>
    </style:style>
    <style:style style:name="Таблица2.D19" style:family="table-cell">
      <style:table-cell-properties style:vertical-align="middle" fo:padding="0.097cm" fo:border="none"/>
    </style:style>
    <style:style style:name="Таблица2.A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D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" style:family="table">
      <style:table-properties style:width="6.833cm" fo:margin-top="0cm" fo:margin-bottom="0.199cm" table:align="left"/>
    </style:style>
    <style:style style:name="Таблица1.A" style:family="table-column">
      <style:table-column-properties style:column-width="0.654cm"/>
    </style:style>
    <style:style style:name="Таблица1.B" style:family="table-column">
      <style:table-column-properties style:column-width="0.676cm"/>
    </style:style>
    <style:style style:name="Таблица1.C" style:family="table-column">
      <style:table-column-properties style:column-width="2.736cm"/>
    </style:style>
    <style:style style:name="Таблица1.D" style:family="table-column">
      <style:table-column-properties style:column-width="2.768cm"/>
    </style:style>
    <style:style style:name="Таблица1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D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D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D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D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="none"/>
    </style:style>
    <style:style style:name="Таблица1.B6" style:family="table-cell">
      <style:table-cell-properties style:vertical-align="middle" fo:padding="0.097cm" fo:border="none"/>
    </style:style>
    <style:style style:name="Таблица1.C6" style:family="table-cell">
      <style:table-cell-properties style:vertical-align="middle" fo:padding="0.097cm" fo:border="none"/>
    </style:style>
    <style:style style:name="Таблица1.D6" style:family="table-cell">
      <style:table-cell-properties style:vertical-align="middle" fo:padding="0.097cm" fo:border="none"/>
    </style:style>
    <style:style style:name="Таблица1.A7" style:family="table-cell">
      <style:table-cell-properties style:vertical-align="middle" fo:padding="0.097cm" fo:border="none"/>
    </style:style>
    <style:style style:name="Таблица1.B7" style:family="table-cell">
      <style:table-cell-properties style:vertical-align="middle" fo:padding="0.097cm" fo:border="none"/>
    </style:style>
    <style:style style:name="Таблица1.C7" style:family="table-cell">
      <style:table-cell-properties style:vertical-align="middle" fo:padding="0.097cm" fo:border="none"/>
    </style:style>
    <style:style style:name="Таблица1.D7" style:family="table-cell">
      <style:table-cell-properties style:vertical-align="middle" fo:padding="0.097cm" fo:border="none"/>
    </style:style>
    <style:style style:name="Таблица1.A8" style:family="table-cell">
      <style:table-cell-properties style:vertical-align="middle" fo:padding="0.097cm" fo:border="none"/>
    </style:style>
    <style:style style:name="Таблица1.B8" style:family="table-cell">
      <style:table-cell-properties style:vertical-align="middle" fo:padding="0.097cm" fo:border="none"/>
    </style:style>
    <style:style style:name="Таблица1.C8" style:family="table-cell">
      <style:table-cell-properties style:vertical-align="middle" fo:padding="0.097cm" fo:border="none"/>
    </style:style>
    <style:style style:name="Таблица1.D8" style:family="table-cell">
      <style:table-cell-properties style:vertical-align="middle" fo:padding="0.097cm" fo:border="none"/>
    </style:style>
    <style:style style:name="Таблица1.A9" style:family="table-cell">
      <style:table-cell-properties style:vertical-align="middle" fo:padding="0.097cm" fo:border="none"/>
    </style:style>
    <style:style style:name="Таблица1.B9" style:family="table-cell">
      <style:table-cell-properties style:vertical-align="middle" fo:padding="0.097cm" fo:border="none"/>
    </style:style>
    <style:style style:name="Таблица1.C9" style:family="table-cell">
      <style:table-cell-properties style:vertical-align="middle" fo:padding="0.097cm" fo:border="none"/>
    </style:style>
    <style:style style:name="Таблица1.D9" style:family="table-cell">
      <style:table-cell-properties style:vertical-align="middle" fo:padding="0.097cm" fo:border="none"/>
    </style:style>
    <style:style style:name="Таблица1.A10" style:family="table-cell">
      <style:table-cell-properties style:vertical-align="middle" fo:padding="0.097cm" fo:border="none"/>
    </style:style>
    <style:style style:name="Таблица1.B10" style:family="table-cell">
      <style:table-cell-properties style:vertical-align="middle" fo:padding="0.097cm" fo:border="none"/>
    </style:style>
    <style:style style:name="Таблица1.C10" style:family="table-cell">
      <style:table-cell-properties style:vertical-align="middle" fo:padding="0.097cm" fo:border="none"/>
    </style:style>
    <style:style style:name="Таблица1.D10" style:family="table-cell">
      <style:table-cell-properties style:vertical-align="middle" fo:padding="0.097cm" fo:border="none"/>
    </style:style>
    <style:style style:name="Таблица1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D11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7pt" fo:font-weight="bold" officeooo:rsid="001126b1" officeooo:paragraph-rsid="000e8cf3" style:font-size-asian="17pt" style:font-weight-asian="bold" style:font-name-complex="Courier New" style:font-size-complex="17pt" style:font-weight-complex="bold"/>
    </style:style>
    <style:style style:name="P3" style:family="paragraph" style:parent-style-name="Standard">
      <style:paragraph-properties fo:text-align="end" style:justify-single-word="false"/>
      <style:text-properties style:use-window-font-color="true" fo:font-size="12pt" fo:font-weight="bold" officeooo:rsid="00428234" officeooo:paragraph-rsid="000e8cf3" style:font-size-asian="12pt" style:font-weight-asian="bold" style:font-name-complex="Courier New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101f5f" style:font-size-asian="13pt" style:font-weight-asian="normal" style:font-name-complex="Ari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2f32cb"/>
    </style:style>
    <style:style style:name="P9" style:family="paragraph" style:parent-style-name="Standard">
      <style:paragraph-properties fo:text-align="start" style:justify-single-word="false"/>
      <style:text-properties officeooo:paragraph-rsid="0031fbed"/>
    </style:style>
    <style:style style:name="P10" style:family="paragraph" style:parent-style-name="Standard">
      <style:paragraph-properties fo:text-align="start" style:justify-single-word="false"/>
      <style:text-properties officeooo:paragraph-rsid="0037cf27"/>
    </style:style>
    <style:style style:name="P11" style:family="paragraph" style:parent-style-name="Standard">
      <style:paragraph-properties fo:text-align="start" style:justify-single-word="false"/>
      <style:text-properties officeooo:paragraph-rsid="003bb977"/>
    </style:style>
    <style:style style:name="P12" style:family="paragraph" style:parent-style-name="Standard">
      <style:paragraph-properties fo:text-align="start" style:justify-single-word="false"/>
      <style:text-properties officeooo:paragraph-rsid="003c03bb"/>
    </style:style>
    <style:style style:name="P13" style:family="paragraph" style:parent-style-name="Standard">
      <style:paragraph-properties fo:text-align="start" style:justify-single-word="false"/>
      <style:text-properties officeooo:paragraph-rsid="0049f3e7"/>
    </style:style>
    <style:style style:name="P14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14adc6"/>
    </style:style>
    <style:style style:name="P17" style:family="paragraph" style:parent-style-name="Table_20_Contents">
      <style:paragraph-properties fo:text-align="center" style:justify-single-word="false"/>
      <style:text-properties officeooo:paragraph-rsid="00155ac0"/>
    </style:style>
    <style:style style:name="P18" style:family="paragraph" style:parent-style-name="Table_20_Contents">
      <style:paragraph-properties fo:text-align="center" style:justify-single-word="false"/>
      <style:text-properties officeooo:paragraph-rsid="0016a79d"/>
    </style:style>
    <style:style style:name="P19" style:family="paragraph" style:parent-style-name="Table_20_Contents">
      <style:paragraph-properties fo:text-align="center" style:justify-single-word="false"/>
      <style:text-properties officeooo:paragraph-rsid="001773f2"/>
    </style:style>
    <style:style style:name="P20" style:family="paragraph" style:parent-style-name="Table_20_Contents">
      <style:paragraph-properties fo:text-align="center" style:justify-single-word="false"/>
      <style:text-properties officeooo:paragraph-rsid="0011af58"/>
    </style:style>
    <style:style style:name="P21" style:family="paragraph" style:parent-style-name="Table_20_Contents">
      <style:paragraph-properties fo:text-align="center" style:justify-single-word="false"/>
      <style:text-properties officeooo:paragraph-rsid="0026ac4f"/>
    </style:style>
    <style:style style:name="P22" style:family="paragraph" style:parent-style-name="Table_20_Contents">
      <style:paragraph-properties fo:text-align="center" style:justify-single-word="false"/>
      <style:text-properties officeooo:paragraph-rsid="0027cfd7"/>
    </style:style>
    <style:style style:name="P23" style:family="paragraph" style:parent-style-name="Table_20_Contents">
      <style:paragraph-properties fo:text-align="center" style:justify-single-word="false"/>
      <style:text-properties officeooo:paragraph-rsid="0027f3bd"/>
    </style:style>
    <style:style style:name="P24" style:family="paragraph" style:parent-style-name="Table_20_Contents">
      <style:paragraph-properties fo:text-align="center" style:justify-single-word="false"/>
      <style:text-properties officeooo:paragraph-rsid="00299fad"/>
    </style:style>
    <style:style style:name="P25" style:family="paragraph" style:parent-style-name="Table_20_Contents">
      <style:paragraph-properties fo:text-align="center" style:justify-single-word="false"/>
      <style:text-properties officeooo:paragraph-rsid="003e70cb"/>
    </style:style>
    <style:style style:name="P26" style:family="paragraph" style:parent-style-name="Table_20_Contents">
      <style:paragraph-properties fo:text-align="center" style:justify-single-word="false"/>
      <style:text-properties officeooo:paragraph-rsid="0040086f"/>
    </style:style>
    <style:style style:name="P27" style:family="paragraph" style:parent-style-name="Table_20_Contents">
      <style:paragraph-properties fo:text-align="center" style:justify-single-word="false"/>
      <style:text-properties officeooo:paragraph-rsid="00400c36"/>
    </style:style>
    <style:style style:name="P28" style:family="paragraph" style:parent-style-name="Table_20_Contents">
      <style:paragraph-properties fo:text-align="center" style:justify-single-word="false"/>
      <style:text-properties officeooo:rsid="0015a994" officeooo:paragraph-rsid="000e8cf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15a994" officeooo:paragraph-rsid="0026ac4f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011af58" officeooo:paragraph-rsid="0011af58"/>
    </style:style>
    <style:style style:name="P31" style:family="paragraph" style:parent-style-name="Table_20_Contents">
      <style:paragraph-properties fo:text-align="center" style:justify-single-word="false"/>
      <style:text-properties officeooo:rsid="0011af58" officeooo:paragraph-rsid="0026ac4f"/>
    </style:style>
    <style:style style:name="P32" style:family="paragraph" style:parent-style-name="Table_20_Contents">
      <style:paragraph-properties fo:text-align="center" style:justify-single-word="false"/>
      <style:text-properties officeooo:rsid="003e70cb" officeooo:paragraph-rsid="003e70cb"/>
    </style:style>
    <style:style style:name="P33" style:family="paragraph" style:parent-style-name="Text_20_body">
      <style:paragraph-properties fo:text-align="start" style:justify-single-word="false"/>
      <style:text-properties fo:font-weight="normal" officeooo:rsid="00151f92" officeooo:paragraph-rsid="002c4841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weight="normal" officeooo:rsid="00151f92" officeooo:paragraph-rsid="004fec1e" style:font-weight-asian="normal" style:font-weight-complex="normal"/>
    </style:style>
    <style:style style:name="P35" style:family="paragraph" style:parent-style-name="Text_20_body">
      <style:text-properties officeooo:paragraph-rsid="0052a688"/>
    </style:style>
    <style:style style:name="P36" style:family="paragraph" style:parent-style-name="Text_20_body">
      <style:text-properties officeooo:paragraph-rsid="00583ab5"/>
    </style:style>
    <style:style style:name="P37" style:family="paragraph" style:parent-style-name="Heading_20_1">
      <style:text-properties officeooo:rsid="0011af58" officeooo:paragraph-rsid="0011af58"/>
    </style:style>
    <style:style style:name="P38" style:family="paragraph" style:parent-style-name="Heading_20_1">
      <style:text-properties officeooo:rsid="00520ca6" officeooo:paragraph-rsid="00520ca6"/>
    </style:style>
    <style:style style:name="P39" style:family="paragraph" style:parent-style-name="Heading_20_2">
      <style:text-properties fo:font-weight="bold" officeooo:rsid="0011af58" officeooo:paragraph-rsid="0011af58" style:font-weight-asian="bold" style:font-weight-complex="bold"/>
    </style:style>
    <style:style style:name="P40" style:family="paragraph" style:parent-style-name="Heading_20_2">
      <style:text-properties officeooo:rsid="0024ca53" officeooo:paragraph-rsid="0024ca53"/>
    </style:style>
    <style:style style:name="P41" style:family="paragraph" style:parent-style-name="Heading_20_2">
      <style:text-properties officeooo:paragraph-rsid="0052a688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fo:color="#800080" officeooo:rsid="002dd98c"/>
    </style:style>
    <style:style style:name="T5" style:family="text">
      <style:text-properties officeooo:rsid="0051db22"/>
    </style:style>
    <style:style style:name="T6" style:family="text">
      <style:text-properties officeooo:rsid="00532ea3"/>
    </style:style>
    <style:style style:name="T7" style:family="text">
      <style:text-properties fo:color="#ff3366"/>
    </style:style>
    <style:style style:name="T8" style:family="text">
      <style:text-properties fo:color="#ff3366" officeooo:rsid="00461444"/>
    </style:style>
    <style:style style:name="T9" style:family="text">
      <style:text-properties fo:color="#ff3366" officeooo:rsid="004a82ba"/>
    </style:style>
    <style:style style:name="T10" style:family="text">
      <style:text-properties fo:color="#00ae00"/>
    </style:style>
    <style:style style:name="T11" style:family="text">
      <style:text-properties fo:color="#00ae00" officeooo:rsid="00473854"/>
    </style:style>
    <style:style style:name="T12" style:family="text">
      <style:text-properties officeooo:rsid="00473854"/>
    </style:style>
    <style:style style:name="T13" style:family="text">
      <style:text-properties officeooo:rsid="00461444"/>
    </style:style>
    <style:style style:name="T14" style:family="text">
      <style:text-properties officeooo:rsid="00465441"/>
    </style:style>
    <style:style style:name="T15" style:family="text">
      <style:text-properties officeooo:rsid="0049dc04" style:font-name-complex="Arial2"/>
    </style:style>
    <style:style style:name="T16" style:family="text">
      <style:text-properties officeooo:rsid="0049dc04" style:font-name-complex="Times New Roman1"/>
    </style:style>
    <style:style style:name="T17" style:family="text">
      <style:text-properties officeooo:rsid="004dbeee" style:font-name-complex="Times New Roman1"/>
    </style:style>
    <style:style style:name="T18" style:family="text">
      <style:text-properties officeooo:rsid="0011af58" style:font-name-complex="Times New Roman1"/>
    </style:style>
    <style:style style:name="T19" style:family="text">
      <style:text-properties officeooo:rsid="004a82ba"/>
    </style:style>
    <style:style style:name="T20" style:family="text">
      <style:text-properties officeooo:rsid="004be36f"/>
    </style:style>
    <style:style style:name="T21" style:family="text">
      <style:text-properties officeooo:rsid="004dbeee"/>
    </style:style>
    <style:style style:name="T22" style:family="text">
      <style:text-properties officeooo:rsid="00103086"/>
    </style:style>
    <style:style style:name="T23" style:family="text">
      <style:text-properties officeooo:rsid="00136d08"/>
    </style:style>
    <style:style style:name="T24" style:family="text">
      <style:text-properties officeooo:rsid="0014adc6"/>
    </style:style>
    <style:style style:name="T25" style:family="text">
      <style:text-properties officeooo:rsid="00155ac0"/>
    </style:style>
    <style:style style:name="T26" style:family="text">
      <style:text-properties officeooo:rsid="0016a79d"/>
    </style:style>
    <style:style style:name="T27" style:family="text">
      <style:text-properties officeooo:rsid="001773f2"/>
    </style:style>
    <style:style style:name="T28" style:family="text">
      <style:text-properties officeooo:rsid="001915c8"/>
    </style:style>
    <style:style style:name="T29" style:family="text">
      <style:text-properties officeooo:rsid="001c25fb"/>
    </style:style>
    <style:style style:name="T30" style:family="text">
      <style:text-properties officeooo:rsid="001db4fb"/>
    </style:style>
    <style:style style:name="T31" style:family="text">
      <style:text-properties officeooo:rsid="002257e3"/>
    </style:style>
    <style:style style:name="T32" style:family="text">
      <style:text-properties officeooo:rsid="0023680e"/>
    </style:style>
    <style:style style:name="T33" style:family="text">
      <style:text-properties officeooo:rsid="0026ac4f"/>
    </style:style>
    <style:style style:name="T34" style:family="text">
      <style:text-properties officeooo:rsid="0027cfd7"/>
    </style:style>
    <style:style style:name="T35" style:family="text">
      <style:text-properties officeooo:rsid="0027f3bd"/>
    </style:style>
    <style:style style:name="T36" style:family="text">
      <style:text-properties officeooo:rsid="00299fad"/>
    </style:style>
    <style:style style:name="T37" style:family="text">
      <style:text-properties officeooo:rsid="002a1e33"/>
    </style:style>
    <style:style style:name="T38" style:family="text">
      <style:text-properties style:text-position="super 58%" officeooo:rsid="002a1e33"/>
    </style:style>
    <style:style style:name="T39" style:family="text">
      <style:text-properties officeooo:rsid="002c4841"/>
    </style:style>
    <style:style style:name="T40" style:family="text">
      <style:text-properties officeooo:rsid="002f32cb"/>
    </style:style>
    <style:style style:name="T41" style:family="text">
      <style:text-properties officeooo:rsid="0031fbed"/>
    </style:style>
    <style:style style:name="T42" style:family="text">
      <style:text-properties officeooo:rsid="0034c243"/>
    </style:style>
    <style:style style:name="T43" style:family="text">
      <style:text-properties officeooo:rsid="003500b0"/>
    </style:style>
    <style:style style:name="T44" style:family="text">
      <style:text-properties officeooo:rsid="003684e1"/>
    </style:style>
    <style:style style:name="T45" style:family="text">
      <style:text-properties officeooo:rsid="0037cf27"/>
    </style:style>
    <style:style style:name="T46" style:family="text">
      <style:text-properties officeooo:rsid="0039e8e1"/>
    </style:style>
    <style:style style:name="T47" style:family="text">
      <style:text-properties officeooo:rsid="003a4305"/>
    </style:style>
    <style:style style:name="T48" style:family="text">
      <style:text-properties officeooo:rsid="003aab0c"/>
    </style:style>
    <style:style style:name="T49" style:family="text">
      <style:text-properties officeooo:rsid="003b7c73"/>
    </style:style>
    <style:style style:name="T50" style:family="text">
      <style:text-properties officeooo:rsid="003bb977"/>
    </style:style>
    <style:style style:name="T51" style:family="text">
      <style:text-properties officeooo:rsid="003c03bb"/>
    </style:style>
    <style:style style:name="T52" style:family="text">
      <style:text-properties officeooo:rsid="003dc003"/>
    </style:style>
    <style:style style:name="T53" style:family="text">
      <style:text-properties officeooo:rsid="00400c36"/>
    </style:style>
    <style:style style:name="T54" style:family="text">
      <style:text-properties officeooo:rsid="00425044"/>
    </style:style>
    <style:style style:name="T55" style:family="text">
      <style:text-properties officeooo:rsid="0043a571"/>
    </style:style>
    <style:style style:name="T56" style:family="text">
      <style:text-properties officeooo:rsid="00483b40"/>
    </style:style>
    <style:style style:name="T57" style:family="text">
      <style:text-properties officeooo:rsid="0049f3e7"/>
    </style:style>
    <style:style style:name="T58" style:family="text">
      <style:text-properties officeooo:rsid="004b92e5"/>
    </style:style>
    <style:style style:name="T59" style:family="text">
      <style:text-properties officeooo:rsid="004d4bc2"/>
    </style:style>
    <style:style style:name="T60" style:family="text">
      <style:text-properties officeooo:rsid="004e1f46"/>
    </style:style>
    <style:style style:name="T61" style:family="text">
      <style:text-properties officeooo:rsid="004fec1e"/>
    </style:style>
    <style:style style:name="T62" style:family="text">
      <style:text-properties officeooo:rsid="00518080"/>
    </style:style>
    <style:style style:name="T63" style:family="text">
      <style:text-properties officeooo:rsid="0052a688"/>
    </style:style>
    <style:style style:name="T64" style:family="text">
      <style:text-properties officeooo:rsid="00531940"/>
    </style:style>
    <style:style style:name="T65" style:family="text">
      <style:text-properties officeooo:rsid="005426d8"/>
    </style:style>
    <style:style style:name="T66" style:family="text">
      <style:text-properties officeooo:rsid="0054adff"/>
    </style:style>
    <style:style style:name="T67" style:family="text">
      <style:text-properties officeooo:rsid="00566002"/>
    </style:style>
    <style:style style:name="T68" style:family="text">
      <style:text-properties officeooo:rsid="00570ded"/>
    </style:style>
    <style:style style:name="T69" style:family="text">
      <style:text-properties officeooo:rsid="005816df"/>
    </style:style>
    <style:style style:name="T70" style:family="text">
      <style:text-properties officeooo:rsid="00583ab5"/>
    </style:style>
    <style:style style:name="T71" style:family="text">
      <style:text-properties officeooo:rsid="0058da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بسم <text:span text:style-name="T7">الله</text:span> <text:span text:style-name="T10">الرحمن الرحيم</text:span></text:p>
      <text:p text:style-name="P3">سلام عليكم</text:p>
      <text:p text:style-name="P4"/>
      <text:p text:style-name="P5">قال <text:span text:style-name="T7">الله</text:span> <text:span text:style-name="T11">تعالي</text:span> ف<text:span text:style-name="T12">ي</text:span> كتاب<text:span text:style-name="T7">ه</text:span> <text:span text:style-name="T12">ال</text:span>كريم</text:p>
      <text:p text:style-name="P6"><text:span text:style-name="T13">و قل </text:span><text:span text:style-name="T8">رب</text:span><text:span text:style-name="T13"> زدني علما –</text:span><text:span text:style-name="T14"> طه, </text:span><text:span text:style-name="T16">۱۱</text:span><text:span text:style-name="T15">٤</text:span><text:span text:style-name="T16"> ...</text:span></text:p>
      <text:p text:style-name="P5"><text:span text:style-name="T19">انا أنزل</text:span><text:span text:style-name="T9">ن</text:span><text:span text:style-name="T19">اه قرآنا عربيا </text:span><text:span text:style-name="T20">لعلكم تعقلون –</text:span><text:span text:style-name="T21"> يوسف, </text:span><text:span text:style-name="T17">٢</text:span></text:p>
      <text:p text:style-name="P14">Грамматика. Справочник. Часть <text:span text:style-name="T22">2</text:span></text:p>
      <text:h text:style-name="P38" text:outline-level="1">Породы. Масдар. Причастия</text:h>
      <text:h text:style-name="P41" text:outline-level="2"><text:span text:style-name="T63">I Порода</text:span></text:h>
      <text:p text:style-name="P35"><text:span text:style-name="Пункт"><text:span text:style-name="T63">Формулы</text:span></text:span><text:span text:style-name="T63"> — </text:span><text:span text:style-name="Арабиййун"><text:span text:style-name="T63">فَعَُِلَ</text:span></text:span><text:span text:style-name="T63">. С фатхой обычно имеет переходное значение, с даммой — непереходное, с кясрой — как переходное, так и непереходное.</text:span></text:p>
      <text:p text:style-name="P36"><text:span text:style-name="Пункт"><text:span text:style-name="T64">Повелительное наклонение</text:span></text:span><text:span text:style-name="T64"> образуется от формы 2-го лица настояще-будущего времени путем постановки сукуна над последней коренной и прибавления в начале соединительной хамзы </text:span><text:span text:style-name="T65">либо с </text:span><text:span text:style-name="T64">даммой, если средняя коренная также с даммой, либо с кясрой, </text:span><text:span text:style-name="T65">если средняя коренная с фатхой или кясрой. </text:span><text:span text:style-name="T66">Окончание </text:span><text:span text:style-name="Арабиййун"><text:span text:style-name="T66">ن</text:span></text:span><text:span text:style-name="T66"> после долгого гласного при этом опускается. </text:span><text:span text:style-name="T67">Для выражения повеления, относимого 1 и 3 лицу, используется т. н. усеченная форма настояще-будущего времени </text:span><text:span text:style-name="T70">в сочетании с </text:span><text:span text:style-name="T67">повелительной частиц</text:span><text:span text:style-name="T70">ей</text:span><text:span text:style-name="T67"> </text:span><text:span text:style-name="Арабиййун"><text:span text:style-name="T67">لِ</text:span></text:span><text:span text:style-name="T67">. </text:span><text:span text:style-name="T70">Усеченная форма </text:span><text:span text:style-name="T68">образуется путем </text:span><text:span text:style-name="T64">постановки сукуна над последней коренной, </text:span><text:span text:style-name="T68">опущения конечных </text:span><text:span text:style-name="Акцент"><text:span text:style-name="T68">нунов</text:span></text:span><text:span text:style-name="T68"> (кроме </text:span><text:span text:style-name="Арабиййун"><text:span text:style-name="T68">ـْنَ</text:span></text:span><text:span text:style-name="T68"> в 3 л. ж. р. мн. числа).</text:span><text:span text:style-name="T71"> Форма повелительного наклонения с отрицанием не употребляется. Для выражения запрещения используется усеченная форма настояще-будущего времени с отрицанием </text:span><text:span text:style-name="Арабиййун"><text:span text:style-name="T71">لا</text:span></text:span><text:span text:style-name="T71">.</text:span></text:p>
      <text:h text:style-name="P37" text:outline-level="1">Числительные</text:h>
      <text:h text:style-name="P39" text:outline-level="2">Количественные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8"><text:span text:style-name="Заголовок_20_таблицы"/></text:p>
            </table:table-cell>
            <table:table-cell table:style-name="Таблица2.A1" office:value-type="string">
              <text:p text:style-name="P15"><text:span text:style-name="Заголовок_20_таблицы"/></text:p>
            </table:table-cell>
            <table:table-cell table:style-name="Таблица2.A1" office:value-type="string">
              <text:p text:style-name="P15"><text:span text:style-name="Заголовок_20_таблицы"><text:span text:style-name="T23">Женский род</text:span></text:span></text:p>
            </table:table-cell>
            <table:table-cell table:style-name="Таблица2.A1" office:value-type="string">
              <text:p text:style-name="P15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2.A10" office:value-type="string">
            <text:p text:style-name="P30">1</text:p>
          </table:table-cell>
          <table:table-cell table:style-name="Таблица2.B10" office:value-type="string">
            <text:p text:style-name="P15"><text:span text:style-name="Арабиййун"><text:span text:style-name="T18">١</text:span></text:span></text:p>
          </table:table-cell>
          <table:table-cell table:style-name="Таблица2.C10" office:value-type="string">
            <text:p text:style-name="P16"><text:span text:style-name="Арабиййун"><text:span text:style-name="T24">وَاحِدَةٌ</text:span></text:span></text:p>
            <text:p text:style-name="P16"><text:span text:style-name="Арабиййун"><text:span text:style-name="T24">إِحْدَى</text:span></text:span></text:p>
          </table:table-cell>
          <table:table-cell table:style-name="Таблица2.D10" office:value-type="string">
            <text:p text:style-name="P16"><text:span text:style-name="Арабиййун"><text:span text:style-name="T24">وَاحِدٌ</text:span></text:span></text:p>
            <text:p text:style-name="P16"><text:span text:style-name="Арабиййун"><text:span text:style-name="T24">أَحَدٌ</text:span></text:span></text:p>
          </table:table-cell>
        </table:table-row>
        <table:table-row>
          <table:table-cell table:style-name="Таблица2.A10" office:value-type="string">
            <text:p text:style-name="P30">2</text:p>
          </table:table-cell>
          <table:table-cell table:style-name="Таблица2.B10" office:value-type="string">
            <text:p text:style-name="P20"><text:span text:style-name="Арабиййун"><text:span text:style-name="T18">٢</text:span></text:span></text:p>
          </table:table-cell>
          <table:table-cell table:style-name="Таблица2.C10" office:value-type="string">
            <text:p text:style-name="P17"><text:span text:style-name="Арабиййун"><text:span text:style-name="T25">إِثْنَتَانِ</text:span></text:span></text:p>
          </table:table-cell>
          <table:table-cell table:style-name="Таблица2.D10" office:value-type="string">
            <text:p text:style-name="P17"><text:span text:style-name="Арабиййун"><text:span text:style-name="T25">إِثْنَانِ</text:span></text:span></text:p>
          </table:table-cell>
        </table:table-row>
        <text:soft-page-break/>
        <table:table-row>
          <table:table-cell table:style-name="Таблица2.A10" office:value-type="string">
            <text:p text:style-name="P30">3</text:p>
          </table:table-cell>
          <table:table-cell table:style-name="Таблица2.B10" office:value-type="string">
            <text:p text:style-name="P20"><text:span text:style-name="Арабиййун"><text:span text:style-name="T18">٣</text:span></text:span></text:p>
          </table:table-cell>
          <table:table-cell table:style-name="Таблица2.C10" office:value-type="string">
            <text:p text:style-name="P18"><text:span text:style-name="Арабиййун"><text:span text:style-name="T26">ثَلَاثَةٌ</text:span></text:span></text:p>
          </table:table-cell>
          <table:table-cell table:style-name="Таблица2.D10" office:value-type="string">
            <text:p text:style-name="P18"><text:span text:style-name="Арабиййун"><text:span text:style-name="T26">ثَلَاثٌ</text:span></text:span></text:p>
          </table:table-cell>
        </table:table-row>
        <table:table-row>
          <table:table-cell table:style-name="Таблица2.A10" office:value-type="string">
            <text:p text:style-name="P30">4</text:p>
          </table:table-cell>
          <table:table-cell table:style-name="Таблица2.B10" office:value-type="string">
            <text:p text:style-name="P20"><text:span text:style-name="Арабиййун"><text:span text:style-name="T18">٤</text:span></text:span></text:p>
          </table:table-cell>
          <table:table-cell table:style-name="Таблица2.C10" office:value-type="string">
            <text:p text:style-name="P18"><text:span text:style-name="Арабиййун"><text:span text:style-name="T26">أَرْبَعَةٌ</text:span></text:span></text:p>
          </table:table-cell>
          <table:table-cell table:style-name="Таблица2.D10" office:value-type="string">
            <text:p text:style-name="P18"><text:span text:style-name="Арабиййун"><text:span text:style-name="T26">أَرْبَعٌ</text:span></text:span></text:p>
          </table:table-cell>
        </table:table-row>
        <table:table-row>
          <table:table-cell table:style-name="Таблица2.A10" office:value-type="string">
            <text:p text:style-name="P30">5</text:p>
          </table:table-cell>
          <table:table-cell table:style-name="Таблица2.B10" office:value-type="string">
            <text:p text:style-name="P20"><text:span text:style-name="Арабиййун"><text:span text:style-name="T18">٥</text:span></text:span></text:p>
          </table:table-cell>
          <table:table-cell table:style-name="Таблица2.C10" office:value-type="string">
            <text:p text:style-name="P18"><text:span text:style-name="Арабиййун"><text:span text:style-name="T26">خَمْسَةٌ</text:span></text:span></text:p>
          </table:table-cell>
          <table:table-cell table:style-name="Таблица2.D10" office:value-type="string">
            <text:p text:style-name="P18"><text:span text:style-name="Арабиййун"><text:span text:style-name="T26">خَمْسٌ</text:span></text:span></text:p>
          </table:table-cell>
        </table:table-row>
        <table:table-row>
          <table:table-cell table:style-name="Таблица2.A10" office:value-type="string">
            <text:p text:style-name="P30">6</text:p>
          </table:table-cell>
          <table:table-cell table:style-name="Таблица2.B10" office:value-type="string">
            <text:p text:style-name="P20"><text:span text:style-name="Арабиййун"><text:span text:style-name="T18">٦</text:span></text:span></text:p>
          </table:table-cell>
          <table:table-cell table:style-name="Таблица2.C10" office:value-type="string">
            <text:p text:style-name="P19"><text:span text:style-name="Арабиййун"><text:span text:style-name="T27">سِتَّةٌ</text:span></text:span></text:p>
          </table:table-cell>
          <table:table-cell table:style-name="Таблица2.D10" office:value-type="string">
            <text:p text:style-name="P19"><text:span text:style-name="Арабиййун"><text:span text:style-name="T27">سِتٌّ</text:span></text:span></text:p>
          </table:table-cell>
        </table:table-row>
        <table:table-row>
          <table:table-cell table:style-name="Таблица2.A10" office:value-type="string">
            <text:p text:style-name="P30">7</text:p>
          </table:table-cell>
          <table:table-cell table:style-name="Таблица2.B10" office:value-type="string">
            <text:p text:style-name="P20"><text:span text:style-name="Арабиййун"><text:span text:style-name="T18">٧</text:span></text:span></text:p>
          </table:table-cell>
          <table:table-cell table:style-name="Таблица2.C10" office:value-type="string">
            <text:p text:style-name="P19"><text:span text:style-name="Арабиййун"><text:span text:style-name="T27">سَبْعَةٌ</text:span></text:span></text:p>
          </table:table-cell>
          <table:table-cell table:style-name="Таблица2.D10" office:value-type="string">
            <text:p text:style-name="P19"><text:span text:style-name="Арабиййун"><text:span text:style-name="T27">سَبْعٌ</text:span></text:span></text:p>
          </table:table-cell>
        </table:table-row>
        <table:table-row>
          <table:table-cell table:style-name="Таблица2.A10" office:value-type="string">
            <text:p text:style-name="P30">8</text:p>
          </table:table-cell>
          <table:table-cell table:style-name="Таблица2.B10" office:value-type="string">
            <text:p text:style-name="P20"><text:span text:style-name="Арабиййун"><text:span text:style-name="T18">٨</text:span></text:span></text:p>
          </table:table-cell>
          <table:table-cell table:style-name="Таблица2.C10" office:value-type="string">
            <text:p text:style-name="P19"><text:span text:style-name="Арабиййун"><text:span text:style-name="T27">ثَمَانِيَةٌ</text:span></text:span></text:p>
          </table:table-cell>
          <table:table-cell table:style-name="Таблица2.D10" office:value-type="string">
            <text:p text:style-name="P19"><text:span text:style-name="Арабиййун"><text:span text:style-name="T27">ثَمَانٍ</text:span></text:span></text:p>
          </table:table-cell>
        </table:table-row>
        <table:table-row>
          <table:table-cell table:style-name="Таблица2.A10" office:value-type="string">
            <text:p text:style-name="P30">9</text:p>
          </table:table-cell>
          <table:table-cell table:style-name="Таблица2.B10" office:value-type="string">
            <text:p text:style-name="P20"><text:span text:style-name="Арабиййун"><text:span text:style-name="T18">٩</text:span></text:span></text:p>
          </table:table-cell>
          <table:table-cell table:style-name="Таблица2.C10" office:value-type="string">
            <text:p text:style-name="P19"><text:span text:style-name="Арабиййун"><text:span text:style-name="T27">تِسْعَةٌ</text:span></text:span></text:p>
          </table:table-cell>
          <table:table-cell table:style-name="Таблица2.D10" office:value-type="string">
            <text:p text:style-name="P19"><text:span text:style-name="Арабиййун"><text:span text:style-name="T27">تِسْعٌ</text:span></text:span></text:p>
          </table:table-cell>
        </table:table-row>
        <table:table-row>
          <table:table-cell table:style-name="Таблица2.A11" office:value-type="string">
            <text:p text:style-name="P30">10</text:p>
          </table:table-cell>
          <table:table-cell table:style-name="Таблица2.B11" office:value-type="string">
            <text:p text:style-name="P20"><text:span text:style-name="Арабиййун"><text:span text:style-name="T18">١٠</text:span></text:span></text:p>
          </table:table-cell>
          <table:table-cell table:style-name="Таблица2.C11" office:value-type="string">
            <text:p text:style-name="P19"><text:span text:style-name="Арабиййун"><text:span text:style-name="T27">عَشَرَةٌ</text:span></text:span></text:p>
          </table:table-cell>
          <table:table-cell table:style-name="Таблица2.D11" office:value-type="string">
            <text:p text:style-name="P19"><text:span text:style-name="Арабиййун"><text:span text:style-name="T27">عَشْرٌ</text:span></text:span></text:p>
          </table:table-cell>
        </table:table-row>
        <table:table-row>
          <table:table-cell table:style-name="Таблица2.A14" office:value-type="string">
            <text:p text:style-name="P32">11</text:p>
          </table:table-cell>
          <table:table-cell table:style-name="Таблица2.B14" office:value-type="string">
            <text:p text:style-name="P25"><text:span text:style-name="Арабиййун"><text:span text:style-name="T18">١١</text:span></text:span></text:p>
          </table:table-cell>
          <table:table-cell table:style-name="Таблица2.C14" office:value-type="string">
            <text:p text:style-name="P27"><text:span text:style-name="Арабиййун"><text:span text:style-name="T24">إِحْدَ</text:span></text:span><text:span text:style-name="Арабиййун"><text:span text:style-name="T53">ى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27"><text:span text:style-name="Арабиййун"><text:span text:style-name="T24">أَحَد</text:span></text:span><text:span text:style-name="Арабиййун"><text:span text:style-name="T53">َ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4" office:value-type="string">
            <text:p text:style-name="P32">12</text:p>
          </table:table-cell>
          <table:table-cell table:style-name="Таблица2.B14" office:value-type="string">
            <text:p text:style-name="P25"><text:span text:style-name="Арабиййун"><text:span text:style-name="T18">١٢</text:span></text:span></text:p>
          </table:table-cell>
          <table:table-cell table:style-name="Таблица2.C14" office:value-type="string">
            <text:p text:style-name="P27"><text:span text:style-name="Арабиййун"><text:span text:style-name="T25">إِثْنَتَا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27"><text:span text:style-name="Арабиййун"><text:span text:style-name="T25">إِثْنَا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4" office:value-type="string">
            <text:p text:style-name="P32">13</text:p>
          </table:table-cell>
          <table:table-cell table:style-name="Таблица2.B14" office:value-type="string">
            <text:p text:style-name="P25"><text:span text:style-name="Арабиййун"><text:span text:style-name="T18">١٣</text:span></text:span></text:p>
          </table:table-cell>
          <table:table-cell table:style-name="Таблица2.C14" office:value-type="string">
            <text:p text:style-name="P26"><text:span text:style-name="Арабиййун"><text:span text:style-name="T26">ثَلَاث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26"><text:span text:style-name="Арабиййун"><text:span text:style-name="T26">ثَلَاث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5" office:value-type="string">
            <text:p text:style-name="P32">14</text:p>
          </table:table-cell>
          <table:table-cell table:style-name="Таблица2.B15" office:value-type="string">
            <text:p text:style-name="P25"><text:span text:style-name="Арабиййун"><text:span text:style-name="T18">١٤</text:span></text:span></text:p>
          </table:table-cell>
          <table:table-cell table:style-name="Таблица2.C15" office:value-type="string">
            <text:p text:style-name="P26"><text:span text:style-name="Арабиййун"><text:span text:style-name="T26">أَرْبَع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5" office:value-type="string">
            <text:p text:style-name="P26"><text:span text:style-name="Арабиййун"><text:span text:style-name="T26">أَرْبَع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32">15</text:p>
          </table:table-cell>
          <table:table-cell table:style-name="Таблица2.B18" office:value-type="string">
            <text:p text:style-name="P25"><text:span text:style-name="Арабиййун"><text:span text:style-name="T18">١٥</text:span></text:span></text:p>
          </table:table-cell>
          <table:table-cell table:style-name="Таблица2.C18" office:value-type="string">
            <text:p text:style-name="P26"><text:span text:style-name="Арабиййун"><text:span text:style-name="T26">خَمْس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26"><text:span text:style-name="Арабиййун"><text:span text:style-name="T26">خَمْس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32">16</text:p>
          </table:table-cell>
          <table:table-cell table:style-name="Таблица2.B18" office:value-type="string">
            <text:p text:style-name="P25"><text:span text:style-name="Арабиййун"><text:span text:style-name="T18">١٦</text:span></text:span></text:p>
          </table:table-cell>
          <table:table-cell table:style-name="Таблица2.C18" office:value-type="string">
            <text:p text:style-name="P26"><text:span text:style-name="Арабиййун"><text:span text:style-name="T27">سِتّ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26"><text:span text:style-name="Арабиййун"><text:span text:style-name="T27">سِتّ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32">17</text:p>
          </table:table-cell>
          <table:table-cell table:style-name="Таблица2.B18" office:value-type="string">
            <text:p text:style-name="P25"><text:span text:style-name="Арабиййун"><text:span text:style-name="T18">١٧</text:span></text:span></text:p>
          </table:table-cell>
          <table:table-cell table:style-name="Таблица2.C18" office:value-type="string">
            <text:p text:style-name="P26"><text:span text:style-name="Арабиййун"><text:span text:style-name="T27">سَبْع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26"><text:span text:style-name="Арабиййун"><text:span text:style-name="T27">سَبْع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9" office:value-type="string">
            <text:p text:style-name="P32">18</text:p>
          </table:table-cell>
          <table:table-cell table:style-name="Таблица2.B19" office:value-type="string">
            <text:p text:style-name="P25"><text:span text:style-name="Арабиййун"><text:span text:style-name="T18">١٨</text:span></text:span></text:p>
          </table:table-cell>
          <table:table-cell table:style-name="Таблица2.C19" office:value-type="string">
            <text:p text:style-name="P26"><text:span text:style-name="Арабиййун"><text:span text:style-name="T27">ثَمَان</text:span></text:span><text:span text:style-name="Арабиййун"><text:span text:style-name="T54">ِى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9" office:value-type="string">
            <text:p text:style-name="P26"><text:span text:style-name="Арабиййун"><text:span text:style-name="T27">ثَمَانِي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20" office:value-type="string">
            <text:p text:style-name="P32">19</text:p>
          </table:table-cell>
          <table:table-cell table:style-name="Таблица2.B20" office:value-type="string">
            <text:p text:style-name="P25"><text:span text:style-name="Арабиййун"><text:span text:style-name="T18">١٩</text:span></text:span></text:p>
          </table:table-cell>
          <table:table-cell table:style-name="Таблица2.C20" office:value-type="string">
            <text:p text:style-name="P26"><text:span text:style-name="Арабиййун"><text:span text:style-name="T27">تِسْع</text:span></text:span><text:span text:style-name="Арабиййун"><text:span text:style-name="T55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20" office:value-type="string">
            <text:p text:style-name="P26"><text:span text:style-name="Арабиййун"><text:span text:style-name="T27">تِسْع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</table:table>
      <text:p text:style-name="Standard"><text:span text:style-name="Пункт"><text:span text:style-name="T28">Числительные </text:span></text:span><text:span text:style-name="Пункт">один</text:span><text:span text:style-name="Пункт"><text:span text:style-name="T28"> и </text:span></text:span><text:span text:style-name="Пункт">два</text:span><text:span text:style-name="T28"> </text:span><text:span text:style-name="T29">ставятся после исчисляемого и полностью с ними согласуются. Для обозначения двух предметов обычно используется форма двойственного числа. </text:span><text:span text:style-name="T30">Входя в состав сложных числительных, числительные </text:span><text:span text:style-name="Акцент"><text:span text:style-name="T30">один</text:span></text:span><text:span text:style-name="T30"> и </text:span><text:span text:style-name="Акцент"><text:span text:style-name="T30">два</text:span></text:span><text:span text:style-name="T30"> согласуется в роде с единственным числом имени исчисляемого. </text:span><text:span text:style-name="T31">В значении </text:span><text:span text:style-name="Акцент"><text:span text:style-name="T31">один</text:span></text:span><text:span text:style-name="T31"> в сложных числительных употребляются: для м. р. </text:span><text:span text:style-name="Арабиййун"><text:span text:style-name="T24">أَحَدٌ</text:span></text:span><text:span text:style-name="T31">, для ж. р. </text:span><text:span text:style-name="Арабиййун"><text:span text:style-name="T24">إِحْدَى</text:span></text:span><text:span text:style-name="T31">.</text:span></text:p>
      <text:p text:style-name="P8"><text:span text:style-name="Пункт"><text:span text:style-name="T32">Числительные от 3 до 10</text:span></text:span><text:span text:style-name="T32"> ставятся в роде, обратном роду единственного числа исчисляемого. После числительных от </text:span><text:span text:style-name="T32">3</text:span><text:span text:style-name="T32"> до </text:span><text:span text:style-name="T32">10</text:span><text:span text:style-name="T32"> исчисляемое ставится в родительном падеже множественного числа неопределенного состояния, за исключением сложных числительных со словом </text:span><text:span text:style-name="Арабиййун"><text:span text:style-name="T32">مِائَةٌ </text:span></text:span><text:span text:style-name="T40">(сотня),</text:span><text:span text:style-name="T32"> которое всегда остается в единственном числе.</text:span></text:p>
      <text:p text:style-name="P9"><text:span text:style-name="Пункт"><text:span text:style-name="T41">В числительных от 11 до 99</text:span></text:span><text:span text:style-name="T41">, кроме круглых десятков, единицы (</text:span><text:span text:style-name="Акцент"><text:span text:style-name="T41">кроме</text:span></text:span><text:span text:style-name="T41"> </text:span><text:span text:style-name="Акцент"><text:span text:style-name="T41">1</text:span></text:span><text:span text:style-name="T41"> и </text:span><text:span text:style-name="Акцент"><text:span text:style-name="T49">2</text:span></text:span><text:span text:style-name="T41">, </text:span><text:span text:style-name="T42">которы</text:span><text:span text:style-name="T48">е</text:span><text:span text:style-name="T46"> </text:span><text:span text:style-name="T42">согласуются в роде</text:span><text:span text:style-name="T41">) ставятся в роде, обратном роду единственного числа имени исчисляемого, а десятки — в том же роде. </text:span><text:span text:style-name="T52">Исчисляемый предмет ставится после числительного в винительном </text:span><text:soft-page-break/><text:span text:style-name="T52">падеже единственного числа неопределенного состояния.</text:span></text:p>
      <text:p text:style-name="P11"><text:span text:style-name="Пункт"><text:span text:style-name="T43">Числительные от 11 до 19</text:span></text:span><text:span text:style-name="T43"> по падежам не изменяются и всегда выступают в винительном падеже без танвина, </text:span><text:span text:style-name="Акцент"><text:span text:style-name="T43">кроме 12</text:span></text:span><text:span text:style-name="T43">, </text:span><text:span text:style-name="T44">где 2 в косвенном падеже изменяется по правилам склонения в двойственном числе. </text:span><text:span text:style-name="T50">Образуются добавлением 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text:span text:style-name="Арабиййун"><text:span text:style-name="T27"> </text:span></text:span><text:span text:style-name="T50">или 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text:span text:style-name="Арабиййун"><text:span text:style-name="T27"> </text:span></text:span><text:span text:style-name="T50">к единицам.</text:span></text:p>
      <text:p text:style-name="P10"><text:span text:style-name="Пункт"><text:span text:style-name="T45">Круглые десятки</text:span></text:span><text:span text:style-name="T45"> образуются прибавлением к числительным первого десятка окончания </text:span><text:span text:style-name="Арабиййун"><text:span text:style-name="T45">ـُونَ</text:span></text:span><text:span text:style-name="T45">, </text:span><text:span text:style-name="Акцент"><text:span text:style-name="T45">кроме 20</text:span></text:span><text:span text:style-name="T45"> — </text:span><text:span text:style-name="Арабиййун"><text:span text:style-name="T45">عِشْرُونَ</text:span></text:span><text:span text:style-name="T45">, и выступают в одной форме для обеих родов. </text:span><text:span text:style-name="T47">В родительном и винительном падежах окончанием будет </text:span><text:span text:style-name="Арабиййун"><text:span text:style-name="T47">ـِينَ</text:span></text:span><text:span text:style-name="T47">.</text:span></text:p>
      <text:p text:style-name="P12"><text:span text:style-name="Пункт"><text:span text:style-name="T51">Числительные от 21 до 99</text:span></text:span><text:span text:style-name="T51"> изменяются по падежам и образуются по типу </text:span><text:span text:style-name="Арабиййун"><text:span text:style-name="T51">ثلاث و عشرون</text:span></text:span><text:span text:style-name="T51"> — двадцать три.</text:span></text:p>
      <text:p text:style-name="P13"><text:span text:style-name="Пункт"><text:span text:style-name="T56">Числительные от 100</text:span></text:span><text:span text:style-name="T56">. </text:span><text:span text:style-name="T57">Сто</text:span><text:span text:style-name="T56"> — </text:span><text:span text:style-name="Арабиййун"><text:span text:style-name="T57">مِائَةٌ</text:span></text:span><text:span text:style-name="T56"> </text:span><text:span text:style-name="T57">или </text:span><text:span text:style-name="Арабиййун"><text:span text:style-name="T57">مِئَةٌ</text:span></text:span><text:span text:style-name="T57">. </text:span><text:span text:style-name="T58">В составе сложных числительных по числам не изменяется. </text:span><text:span text:style-name="T57">Форма множественного числа </text:span><text:span text:style-name="T58">в значении </text:span><text:span text:style-name="Акцент"><text:span text:style-name="T58">сотня</text:span></text:span><text:span text:style-name="T57"> — </text:span><text:span text:style-name="Арабиййун"><text:span text:style-name="T57">مِئَاتٌ</text:span></text:span><text:span text:style-name="T56">. </text:span><text:span text:style-name="T57">Тысяча </text:span><text:span text:style-name="T56">— </text:span><text:span text:style-name="Арабиййун"><text:span text:style-name="T57">أَلْفٌ</text:span></text:span><text:span text:style-name="T56">. </text:span><text:span text:style-name="T57">Формы множественного числа — </text:span><text:span text:style-name="Арабиййун"><text:span text:style-name="T57">آﻻَفٌ</text:span></text:span><text:span text:style-name="T57"> и </text:span><text:span text:style-name="Арабиййун"><text:span text:style-name="T57">أُلُفٌ</text:span></text:span><text:span text:style-name="T57">. Миллион</text:span><text:span text:style-name="T56"> — </text:span><text:span text:style-name="Арабиййун"><text:span text:style-name="T59">مَلْيُونٌ</text:span></text:span><text:span text:style-name="T56"> </text:span><text:span text:style-name="T57">или </text:span><text:span text:style-name="Арабиййун"><text:span text:style-name="T59">ألفُ ألفٍ</text:span></text:span><text:span text:style-name="T56">. </text:span><text:span text:style-name="T57">Форма множественного числа — </text:span><text:span text:style-name="Арабиййун"><text:span text:style-name="T59">مَلَايِينُ</text:span></text:span><text:span text:style-name="T57">. </text:span><text:span text:style-name="T59">После круглых сотен тысяч исчисляемое ставится в родительном падеже </text:span><text:span text:style-name="T59">единственного числа неопределенного состояния, а числительное — в сопряженное состояние. </text:span><text:span text:style-name="T60">В сложных числительных исчисляемый предмет ставится в соответствии с последним произносимым числительным.</text:span></text:p>
      <text:h text:style-name="P40" text:outline-level="2">Порядковые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29"><text:span text:style-name="Заголовок_20_таблицы"/></text:p>
            </table:table-cell>
            <table:table-cell table:style-name="Таблица1.A1" office:value-type="string">
              <text:p text:style-name="P21"><text:span text:style-name="Заголовок_20_таблицы"/></text:p>
            </table:table-cell>
            <table:table-cell table:style-name="Таблица1.A1" office:value-type="string">
              <text:p text:style-name="P21"><text:span text:style-name="Заголовок_20_таблицы"><text:span text:style-name="T23">Женский род</text:span></text:span></text:p>
            </table:table-cell>
            <table:table-cell table:style-name="Таблица1.A1" office:value-type="string">
              <text:p text:style-name="P21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1.A10" office:value-type="string">
            <text:p text:style-name="P31">1</text:p>
          </table:table-cell>
          <table:table-cell table:style-name="Таблица1.B10" office:value-type="string">
            <text:p text:style-name="P21"><text:span text:style-name="Арабиййун"><text:span text:style-name="T18">١</text:span></text:span></text:p>
          </table:table-cell>
          <table:table-cell table:style-name="Таблица1.C10" office:value-type="string">
            <text:p text:style-name="P21"><text:span text:style-name="Арабиййун"><text:span text:style-name="T33">أُولَى</text:span></text:span></text:p>
          </table:table-cell>
          <table:table-cell table:style-name="Таблица1.D10" office:value-type="string">
            <text:p text:style-name="P21"><text:span text:style-name="Арабиййун"><text:span text:style-name="T24">أَ</text:span></text:span><text:span text:style-name="Арабиййун"><text:span text:style-name="T33">وَّلُ</text:span></text:span></text:p>
          </table:table-cell>
        </table:table-row>
        <table:table-row>
          <table:table-cell table:style-name="Таблица1.A10" office:value-type="string">
            <text:p text:style-name="P31">2</text:p>
          </table:table-cell>
          <table:table-cell table:style-name="Таблица1.B10" office:value-type="string">
            <text:p text:style-name="P21"><text:span text:style-name="Арабиййун"><text:span text:style-name="T18">٢</text:span></text:span></text:p>
          </table:table-cell>
          <table:table-cell table:style-name="Таблица1.C10" office:value-type="string">
            <text:p text:style-name="P21"><text:span text:style-name="Арабиййун"><text:span text:style-name="T33">ثَانِيَةٌ</text:span></text:span></text:p>
          </table:table-cell>
          <table:table-cell table:style-name="Таблица1.D10" office:value-type="string">
            <text:p text:style-name="P21"><text:span text:style-name="Арабиййун"><text:span text:style-name="T33">ثَانٍ</text:span></text:span></text:p>
          </table:table-cell>
        </table:table-row>
        <table:table-row>
          <table:table-cell table:style-name="Таблица1.A10" office:value-type="string">
            <text:p text:style-name="P31">3</text:p>
          </table:table-cell>
          <table:table-cell table:style-name="Таблица1.B10" office:value-type="string">
            <text:p text:style-name="P21"><text:span text:style-name="Арабиййун"><text:span text:style-name="T18">٣</text:span></text:span></text:p>
          </table:table-cell>
          <table:table-cell table:style-name="Таблица1.C10" office:value-type="string">
            <text:p text:style-name="P22"><text:span text:style-name="Арабиййун"><text:span text:style-name="T34">ثَالِثَةٌ</text:span></text:span></text:p>
          </table:table-cell>
          <table:table-cell table:style-name="Таблица1.D10" office:value-type="string">
            <text:p text:style-name="P22"><text:span text:style-name="Арабиййун"><text:span text:style-name="T34">ثَالِثٌ</text:span></text:span></text:p>
          </table:table-cell>
        </table:table-row>
        <table:table-row>
          <table:table-cell table:style-name="Таблица1.A10" office:value-type="string">
            <text:p text:style-name="P31">4</text:p>
          </table:table-cell>
          <table:table-cell table:style-name="Таблица1.B10" office:value-type="string">
            <text:p text:style-name="P21"><text:span text:style-name="Арабиййун"><text:span text:style-name="T18">٤</text:span></text:span></text:p>
          </table:table-cell>
          <table:table-cell table:style-name="Таблица1.C10" office:value-type="string">
            <text:p text:style-name="P22"><text:span text:style-name="Арабиййун"><text:span text:style-name="T34">رَابِعَةٌ</text:span></text:span></text:p>
          </table:table-cell>
          <table:table-cell table:style-name="Таблица1.D10" office:value-type="string">
            <text:p text:style-name="P22"><text:span text:style-name="Арабиййун"><text:span text:style-name="T34">رَابِعٌ</text:span></text:span></text:p>
          </table:table-cell>
        </table:table-row>
        <table:table-row>
          <table:table-cell table:style-name="Таблица1.A10" office:value-type="string">
            <text:p text:style-name="P31">5</text:p>
          </table:table-cell>
          <table:table-cell table:style-name="Таблица1.B10" office:value-type="string">
            <text:p text:style-name="P21"><text:span text:style-name="Арабиййун"><text:span text:style-name="T18">٥</text:span></text:span></text:p>
          </table:table-cell>
          <table:table-cell table:style-name="Таблица1.C10" office:value-type="string">
            <text:p text:style-name="P22"><text:span text:style-name="Арабиййун"><text:span text:style-name="T34">خَامِسَةٌ</text:span></text:span></text:p>
          </table:table-cell>
          <table:table-cell table:style-name="Таблица1.D10" office:value-type="string">
            <text:p text:style-name="P22"><text:span text:style-name="Арабиййун"><text:span text:style-name="T34">خَامِسٌ</text:span></text:span></text:p>
          </table:table-cell>
        </table:table-row>
        <table:table-row>
          <table:table-cell table:style-name="Таблица1.A10" office:value-type="string">
            <text:p text:style-name="P31">6</text:p>
          </table:table-cell>
          <table:table-cell table:style-name="Таблица1.B10" office:value-type="string">
            <text:p text:style-name="P21"><text:span text:style-name="Арабиййун"><text:span text:style-name="T18">٦</text:span></text:span></text:p>
          </table:table-cell>
          <table:table-cell table:style-name="Таблица1.C10" office:value-type="string">
            <text:p text:style-name="P22"><text:span text:style-name="Арабиййун"><text:span text:style-name="T34">سَادِسَةٌ</text:span></text:span></text:p>
          </table:table-cell>
          <table:table-cell table:style-name="Таблица1.D10" office:value-type="string">
            <text:p text:style-name="P22"><text:span text:style-name="Арабиййун"><text:span text:style-name="T34">سَادِسٌ</text:span></text:span></text:p>
          </table:table-cell>
        </table:table-row>
        <table:table-row>
          <table:table-cell table:style-name="Таблица1.A10" office:value-type="string">
            <text:p text:style-name="P31">7</text:p>
          </table:table-cell>
          <table:table-cell table:style-name="Таблица1.B10" office:value-type="string">
            <text:p text:style-name="P21"><text:span text:style-name="Арабиййун"><text:span text:style-name="T18">٧</text:span></text:span></text:p>
          </table:table-cell>
          <table:table-cell table:style-name="Таблица1.C10" office:value-type="string">
            <text:p text:style-name="P23"><text:span text:style-name="Арабиййун"><text:span text:style-name="T35">سَابِعَةٌ</text:span></text:span></text:p>
          </table:table-cell>
          <table:table-cell table:style-name="Таблица1.D10" office:value-type="string">
            <text:p text:style-name="P23"><text:span text:style-name="Арабиййун"><text:span text:style-name="T35">سَابِعٌ</text:span></text:span></text:p>
          </table:table-cell>
        </table:table-row>
        <table:table-row>
          <table:table-cell table:style-name="Таблица1.A10" office:value-type="string">
            <text:p text:style-name="P31">8</text:p>
          </table:table-cell>
          <table:table-cell table:style-name="Таблица1.B10" office:value-type="string">
            <text:p text:style-name="P21"><text:span text:style-name="Арабиййун"><text:span text:style-name="T18">٨</text:span></text:span></text:p>
          </table:table-cell>
          <table:table-cell table:style-name="Таблица1.C10" office:value-type="string">
            <text:p text:style-name="P23"><text:span text:style-name="Арабиййун"><text:span text:style-name="T35">ثَامِنَةٌ</text:span></text:span></text:p>
          </table:table-cell>
          <table:table-cell table:style-name="Таблица1.D10" office:value-type="string">
            <text:p text:style-name="P23"><text:span text:style-name="Арабиййун"><text:span text:style-name="T35">ثَامِنٌ</text:span></text:span></text:p>
          </table:table-cell>
        </table:table-row>
        <table:table-row>
          <table:table-cell table:style-name="Таблица1.A10" office:value-type="string">
            <text:p text:style-name="P31">9</text:p>
          </table:table-cell>
          <table:table-cell table:style-name="Таблица1.B10" office:value-type="string">
            <text:p text:style-name="P21"><text:span text:style-name="Арабиййун"><text:span text:style-name="T18">٩</text:span></text:span></text:p>
          </table:table-cell>
          <table:table-cell table:style-name="Таблица1.C10" office:value-type="string">
            <text:p text:style-name="P24"><text:span text:style-name="Арабиййун"><text:span text:style-name="T36">تَاسِعَةٌ</text:span></text:span></text:p>
          </table:table-cell>
          <table:table-cell table:style-name="Таблица1.D10" office:value-type="string">
            <text:p text:style-name="P24"><text:span text:style-name="Арабиййун"><text:span text:style-name="T36">تَاسِعٌ</text:span></text:span></text:p>
          </table:table-cell>
        </table:table-row>
        <table:table-row>
          <table:table-cell table:style-name="Таблица1.A11" office:value-type="string">
            <text:p text:style-name="P31">10</text:p>
          </table:table-cell>
          <table:table-cell table:style-name="Таблица1.B11" office:value-type="string">
            <text:p text:style-name="P21"><text:span text:style-name="Арабиййун"><text:span text:style-name="T18">١٠</text:span></text:span></text:p>
          </table:table-cell>
          <table:table-cell table:style-name="Таблица1.C11" office:value-type="string">
            <text:p text:style-name="P24"><text:span text:style-name="Арабиййун"><text:span text:style-name="T36">عَاشِرَةٌ</text:span></text:span></text:p>
          </table:table-cell>
          <table:table-cell table:style-name="Таблица1.D11" office:value-type="string">
            <text:p text:style-name="P24"><text:span text:style-name="Арабиййун"><text:span text:style-name="T36">عَاشِرٌ</text:span></text:span></text:p>
          </table:table-cell>
        </table:table-row>
      </table:table>
      <text:p text:style-name="P33"><text:span text:style-name="T37">Общая формула — </text:span><text:span text:style-name="Арабиййун"><text:span text:style-name="T37">فَاعِلٌ</text:span></text:span><text:span text:style-name="T37">, за исключением числительных 1</text:span><text:span text:style-name="T38">ый(ая)</text:span><text:span text:style-name="T37">, 2</text:span><text:span text:style-name="T38">ой(ая)</text:span><text:span text:style-name="T37"> и 6</text:span><text:span text:style-name="T38">ой(ая)</text:span><text:span text:style-name="T37">. </text:span><text:span text:style-name="T39">В предложении оформляются как согласованные определения.</text:span></text:p>
      <text:p text:style-name="P34"><text:span text:style-name="Пункт"><text:span text:style-name="T61">Числительные после 10</text:span></text:span><text:span text:style-name="T61"> (кроме круглых десятков и сотен, которые образуются также, как и </text:span><text:soft-page-break/><text:span text:style-name="T61">количественные): единицы ставятся в порядковой форме, а десятки — в количественной. В роде согласуются и десятки, и единицы. При согласовании в состоянии в числительных второго десятка определенный артикль получают только единицы, а в </text:span><text:span text:style-name="T62">числительных от 20 </text:span><text:span text:style-name="T61">— как единицы, так и десятки.</text:span></text:p>
      <text:p text:style-name="P7"/>
      <text:p text:style-name="P1"><text:span text:style-name="T1">И</text:span><text:span text:style-name="T2">з </text:span><text:span text:style-name="T4">У</text:span><text:span text:style-name="T3">чебника арабского языка / А.А. Ковалев, Г.Ш. Шарбатов.</text:span><text:span text:style-name="T2"> — </text:span><text:span text:style-name="T5">3 (4)</text:span><text:span text:style-name="T2">-е изд. — М.: Вост. </text:span><text:span text:style-name="T6">л</text:span><text:span text:style-name="T2">ит., </text:span><text:span text:style-name="T6">1998 (</text:span><text:span text:style-name="T2">2004</text:span><text:span text:style-name="T6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Arial1" fo:font-size="14pt" style:font-size-asian="10.5pt"/>
    </style:style>
    <style:style style:name="Заголовок_20_таблицы" style:display-name="Заголовок таблицы" style:family="text">
      <style:text-properties fo:color="#00458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3-12-10T16:18:58</dc:date>
    <dc:creator>Yerzhan </dc:creator>
    <meta:editing-duration>PT11H4M7S</meta:editing-duration>
    <meta:editing-cycles>77</meta:editing-cycles>
    <meta:generator>LibreOffice/3.6$Linux_X86_64 LibreOffice_project/360m1$Build-2</meta:generator>
    <meta:document-statistic meta:table-count="2" meta:image-count="0" meta:object-count="0" meta:page-count="4" meta:paragraph-count="145" meta:word-count="709" meta:character-count="4277" meta:non-whitespace-character-count="3713"/>
  </office:meta>
</office:document-meta>
</file>